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4,864,712,990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3,221,298,307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1,721,521,912.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1,091,434,483.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1,626,281,387.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0,551,661,176.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9,462,238,211.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9,638,916,481.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9,035,932,122.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8,696,366,907.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9,090,406,767.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7,925,371,475.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6,778,324,049.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6,416,184,181.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6,098,092,551.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5,448,415,500.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4,470,446,391.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4,088,368,978.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4,069,515,579.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4,121,350,731.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4,010,571,223.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3,793,418,418.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3,822,882,801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5:34:36.422163639</dc:date>
    <meta:editing-duration>PT4H26M27S</meta:editing-duration>
    <meta:editing-cycles>104</meta:editing-cycles>
    <meta:generator>LibreOffice/7.2.6.2$Linux_X86_64 LibreOffice_project/20$Build-2</meta:generator>
    <meta:document-statistic meta:table-count="1" meta:cell-count="48" meta:object-count="0"/>
  </office:meta>
</office:document-meta>
</file>